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automatic-styles/>
  <office:body>
    <office:text>
      <text:h text:outline-level="1" text:style-name="Heading">1. Executive Summary</text:h>
      <text:p text:style-name="BodyText">EntMent is a web platform that helps local entrepreneurs ('Ents') connect with experienced advisors ('Ments') through localized Advisory Boards. Its goal is to reduce startup failure by offering practical mentorship, resources, and an accessible support system. Ments are often retirees seeking meaningful part-time engagement. Boards meet virtually or in-person and offer both pro-bono and paid services. Each Advisory Board is semi-autonomous and industry-specific within a regional zone.</text:p>
      <text:h text:outline-level="1" text:style-name="Heading">[INSERT IMAGE: EntMent Landing Page Here]</text:h>
      <text:h text:outline-level="1" text:style-name="Heading">2. Advisory Board Formation</text:h>
      <text:p text:style-name="BodyText">Boards are created only by Ments. Existing Ments vote to accept new Ments. Ents apply to boards but are clients, not members. Each Board page features Ments’ photos, bios, and optionally LinkedIn links. AI fluency is highlighted as a key skill for modern advisory relevance.</text:p>
      <text:h text:outline-level="1" text:style-name="Heading">3. Ent Application &amp; Onboarding</text:h>
      <text:p text:style-name="BodyText">Ents apply via a form and are interviewed by at least one Ment. Upon unanimous Board approval, they are accepted and given access to pro-bono and discounted services. Rates are transparent and lower than commercial consulting, reinforcing EntMent’s community value.</text:p>
      <text:h text:outline-level="1" text:style-name="Heading">4. Billing &amp; Rate Sheet System</text:h>
      <text:p text:style-name="BodyText">Each Board publishes a rate sheet. Billing is done via an escrow mechanism managed by EntMent. Funds are only released upon Ent approval. Alternatives such as equity-for-service swaps are supported through agreement-generating tools and standard forms.</text:p>
      <text:h text:outline-level="1" text:style-name="Heading">[INSERT IMAGE: Advisory Board Process Diagram Here]</text:h>
      <text:h text:outline-level="1" text:style-name="Heading">5. Legal &amp; Privacy Framework</text:h>
      <text:p text:style-name="BodyText">NDAs are generated and signed online using editable templates. All agreements are securely stored and visible only to the Board's members and to the specific Ent(s) that signed the NDA. Boards that accept multiple Ents should not encourage cross-communication unless no conflict of interest is present, as some Ents may have overlapping or competitive business visions.</text:p>
      <text:h text:outline-level="1" text:style-name="Heading">6. Communications &amp; Events</text:h>
      <text:p text:style-name="BodyText">Boards have access to secure chats and a scheduler. Meetups are managed using integrations like Meetup.com. Scheduled events can be in-person or virtual.</text:p>
      <text:h text:outline-level="1" text:style-name="Heading">7. Resource Library</text:h>
      <text:p text:style-name="BodyText">All users can browse a library of sample guides, templates, legal docs, and pitch materials. Only registered users can customize these via associated questionnaires. In future versions, AI-generated questionnaires will displace the sample resource library entirely.</text:p>
      <text:h text:outline-level="1" text:style-name="Heading">8. User Profiles</text:h>
      <text:p text:style-name="BodyText">Ents and Ments have role-based dashboards. Ments must show photos, bios, rates, specialties, and affiliations. Ents may remain undisclosed or list startup info, bios, and respect scores from Ments.</text:p>
      <text:h text:outline-level="1" text:style-name="Heading">[INSERT IMAGE: EntMent Overview Diagram Here]</text:h>
      <text:h text:outline-level="1" text:style-name="Heading">9. Governance &amp; Moderation</text:h>
      <text:p text:style-name="BodyText">Boards self-manage their members and clients. Admin tools support ejections via vote. A trust score system may emerge organically as the user base scales.</text:p>
      <text:h text:outline-level="1" text:style-name="Heading">10. MVP Feature List</text:h>
      <text:p text:style-name="BodyText">- User registration (Ent vs Ment)</text:p>
      <text:p text:style-name="BodyText">- Board creation &amp; voting tools</text:p>
      <text:p text:style-name="BodyText">- Profiles &amp; rate cards</text:p>
      <text:p text:style-name="BodyText">- Chat and scheduling</text:p>
      <text:p text:style-name="BodyText">- NDA generation</text:p>
      <text:p text:style-name="BodyText">- Static resource library (MVP stage)</text:p>
      <text:p text:style-name="BodyText">- Admin panel</text:p>
      <text:p text:style-name="BodyText">- Event coordination API hooks</text:p>
      <text:h text:outline-level="1" text:style-name="Heading">11. Monetization</text:h>
      <text:p text:style-name="BodyText">- Transaction fees on paid services</text:p>
      <text:p text:style-name="BodyText">- Equity-share fees on equity-for-service arrangements</text:p>
      <text:p text:style-name="BodyText">- Certified Board licenses (future feature)</text:p>
      <text:p text:style-name="BodyText">- White-labeling and affiliate agreements (future feature)</text:p>
      <text:h text:outline-level="1" text:style-name="Heading">12. Trust &amp; Verification System</text:h>
      <text:p text:style-name="BodyText">To strengthen platform credibility and ensure authentic interactions, EntMent integrates a trust verification system. After each engagement, Ents can optionally verify their interaction with Ments, and Ments can vouch for the seriousness or professionalism of Ents. This feedback is stored on user profiles and used as part of the Board Certification evaluation. Verified trust interactions help EntMent offer a superior certification system compared to competitors.</text:p>
      <text:h text:outline-level="1" text:style-name="Heading">13. Board Certification Program</text:h>
      <text:p text:style-name="BodyText">Advisory Boards can apply for 'Certified' status, which provides them with greater visibility in search results, increased credibility, and potential access to exclusive features. Certification is not based on payment alone — it depends on:</text:p>
      <text:p text:style-name="BodyText">- Verified activity logs (escrowed transactions, NDA completions, scheduled sessions)</text:p>
      <text:p text:style-name="BodyText">- Positive reviews and feedback loops from Ents</text:p>
      <text:p text:style-name="BodyText">- Endorsements from other Ments and staff moderators</text:p>
      <text:p text:style-name="BodyText"/>
      <text:p text:style-name="BodyText">Pricing for Certification is designed to be modest, especially in the early growth phase, to prevent Ments from splintering off and forming independent clones. Instead of selling access, EntMent sells trust, and all licensing is coupled with visible metrics.</text:p>
      <text:h text:outline-level="1" text:style-name="Heading">14. Risk &amp; Incentive Balancing</text:h>
      <text:p text:style-name="BodyText">EntMent's success depends on retaining high-quality Boards and avoiding alienation of elite Ments. Therefore:</text:p>
      <text:p text:style-name="BodyText">- License fees for Certified Boards will be tiered based on usage volume, not flat-rate</text:p>
      <text:p text:style-name="BodyText">- High-engagement Boards with frequent verified sessions may receive Certification subsidies or waived fees</text:p>
      <text:p text:style-name="BodyText">- A fail-safe export feature allows Boards to retrieve chat logs, agreements, and rate sheets — empowering exit if desired but reinforcing that EntMent respects data ownership.</text:p>
      <text:h text:outline-level="1" text:style-name="Heading">15. Tech Stack Suggestions (Developer Notes)</text:h>
      <text:p text:style-name="BodyText">Suggested technologies for rapid MVP development:</text:p>
      <text:p text:style-name="BodyText">- Frontend: React.js + TailwindCSS</text:p>
      <text:p text:style-name="BodyText">- Backend: Node.js with Express or Python FastAPI</text:p>
      <text:p text:style-name="BodyText">- Auth: Firebase Auth or Auth0 (for MVP simplicity)</text:p>
      <text:p text:style-name="BodyText">- Database: PostgreSQL (relational structure suits trust and board modeling)</text:p>
      <text:p text:style-name="BodyText">- File Storage: AWS S3 (for signed NDAs and legal documents)</text:p>
      <text:p text:style-name="BodyText">- Scheduling: Calendly API or Google Calendar API integration</text:p>
      <text:p text:style-name="BodyText">- Chat: Socket.io or third-party (like Stream.io) for fast MVP chat tools</text:p>
      <text:h text:outline-level="1" text:style-name="Heading">16. Future Growth Features</text:h>
      <text:p text:style-name="BodyText">- AI auto-responses to FAQs for new Ents</text:p>
      <text:p text:style-name="BodyText">- Marketplace of paid-for templates, pitch decks, or grant applications</text:p>
      <text:p text:style-name="BodyText">- Regional heatmaps of active Boards</text:p>
      <text:p text:style-name="BodyText">- Talent-sourcing tool where Ents can post one-off bounties or work-trials for local collaborators</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styles>
    <style:style style:name="Heading" style:family="paragraph" style:display-name="Heading">
      <style:text-properties fo:font-size="14pt" fo:font-weight="bold"/>
    </style:style>
    <style:style style:name="BodyText" style:family="paragraph" style:display-name="BodyText">
      <style:text-properties fo:font-size="11pt"/>
    </style:style>
  </office:styles>
  <office:automatic-styles>
    <style:page-layout style:name="MVPLayout">
      <style:page-layout-properties fo:margin="2cm" fo:margin-bottom="2cm" fo:margin-top="2cm" fo:margin-left="2cm" fo:margin-right="2cm"/>
    </style:page-layout>
  </office:automatic-styles>
  <office:master-styles>
    <style:master-page style:name="MVPPage" style:page-layout-name="MVPLayout" style:display-name="MVP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loext="urn:org:documentfoundation:names:experimental:office:xmlns:loext:1.0" xmlns:fo="urn:oasis:names:tc:opendocument:xmlns:xsl-fo-compatible:1.0" xmlns:draw="urn:oasis:names:tc:opendocument:xmlns:drawing:1.0" xmlns:svg="urn:oasis:names:tc:opendocument:xmlns:svg-compatible:1.0" xmlns:xlink="http://www.w3.org/1999/xlink" xmlns:table="urn:oasis:names:tc:opendocument:xmlns:table:1.0" xmlns:manifest="urn:oasis:names:tc:opendocument:xmlns:manifest:1.0" xmlns:chart="urn:oasis:names:tc:opendocument:xmlns:chart:1.0" xmlns:presentation="urn:oasis:names:tc:opendocument:xmlns:presentation:1.0" xmlns:xml="http://www.w3.org/XML/1998/namespace" office:version="1.2">
  <office:meta>
    <meta:generator>ODFPY/1.4.1</meta:generator>
  </office:meta>
</office:document-meta>
</file>